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757171" fo:font-style="italic" style:font-style-asian="italic" style:font-style-complex="italic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8" style:family="table-cell" style:parent-style-name="Default" style:data-style-name="N30">
      <style:table-cell-properties style:vertical-align="middle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15.636875cm"/>
    </style:style>
    <style:style style:name="co2" style:family="table-column">
      <style:table-column-properties fo:break-before="auto" style:column-width="9.81604166666667cm"/>
    </style:style>
    <style:style style:name="ro1" style:family="table-row">
      <style:table-row-properties style:row-height="25.0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number-columns-spanned="2" table:number-rows-spanned="1" table:style-name="ce9">
            <text:p>Verify that password can not contain less than 6 characters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2">
            <text:p>Action</text:p>
          </table:table-cell>
          <table:table-cell office:value-type="string" table:style-name="ce2">
            <text:p>Expected resul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 Open the @Browser</text:p>
          </table:table-cell>
          <table:table-cell office:value-type="string" table:style-name="ce3">
            <text:p>The @Browser is op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2. Paste the following @URL into the browser's<text:s/></text:p>
            <text:p>address bar</text:p>
          </table:table-cell>
          <table:table-cell office:value-type="string" table:style-name="ce3">
            <text:p>Address bar is populated with @UR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 Press Enter</text:p>
          </table:table-cell>
          <table:table-cell office:value-type="string" table:style-name="ce4">
            <text:p>Dashboard app landing page with log in and register options is display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4. Click on Register link on the<text:s/></text:p>
            <text:p>bottom of the page</text:p>
          </table:table-cell>
          <table:table-cell office:value-type="string" table:style-name="ce3">
            <text:p>Sign up page is display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 Enter @FirstName value in "First Name" field</text:p>
          </table:table-cell>
          <table:table-cell office:value-type="string" table:style-name="ce3">
            <text:p>"First Name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 Enter @LastName value in "Last Name" field</text:p>
          </table:table-cell>
          <table:table-cell office:value-type="string" table:style-name="ce3">
            <text:p>"Last Name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 Enter @UserName value in "User Name" field</text:p>
          </table:table-cell>
          <table:table-cell office:value-type="string" table:style-name="ce3">
            <text:p>"User Name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 Enter @Email in "Email" field</text:p>
          </table:table-cell>
          <table:table-cell office:value-type="string" table:style-name="ce3">
            <text:p>"Email" field is populat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9. Click on Date picker next to "Date of birth"</text:p>
            <text:p>field</text:p>
          </table:table-cell>
          <table:table-cell office:value-type="string" table:style-name="ce3">
            <text:p>Date picker is ope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0. Select @Date from date picker</text:p>
          </table:table-cell>
          <table:table-cell office:value-type="string" table:style-name="ce4">
            <text:p>Date picker is closed, "Date of birth" is populated with selected dat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 Enter @Password in "Password" field</text:p>
          </table:table-cell>
          <table:table-cell office:value-type="string" table:style-name="ce3">
            <text:p>"Password field" is populat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12. Enter @Password in<text:s/></text:p>
            <text:p>"Confirm Password" field</text:p>
          </table:table-cell>
          <table:table-cell office:value-type="string" table:style-name="ce3">
            <text:p>"Confirm Password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3. Click on "Register" button</text:p>
          </table:table-cell>
          <table:table-cell office:value-type="string" table:style-name="ce4">
            <text:p>Password and Confirm Password fields are red. There is validation message "Password needs to contain at least 6 characters."</text:p>
          </table:table-cell>
          <table:table-cell table:number-columns-repeated="16382"/>
        </table:table-row>
        <table:table-row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office:value-type="string" table:style-name="ce5">
            <text:p>Parameters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6">
            <text:p>Browser<text:s/></text:p>
          </table:table-cell>
          <table:table-cell office:value-type="string" table:style-name="ce3">
            <text:p>Chrome; Edge; Firefox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RL</text:p>
          </table:table-cell>
          <table:table-cell office:value-type="string" table:style-name="ce7">
            <text:p><text:a xlink:href="https://xd.adobe.com/view/b85c69aa-775a-4611-a070-a6a6acb3a4f2-ed0f/?fullscreen&amp;hints=off">https://xd.adobe.com/view/b85c69aa-775a-4611-a070-a6a6acb3a4f2-ed0f/?fullscreen&amp;hints=off</text:a>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irstName</text:p>
          </table:table-cell>
          <table:table-cell office:value-type="string" table:style-name="ce3">
            <text:p>Ann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LastName</text:p>
          </table:table-cell>
          <table:table-cell office:value-type="string" table:style-name="ce3">
            <text:p>Daniel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serName</text:p>
          </table:table-cell>
          <table:table-cell office:value-type="string" table:style-name="ce3">
            <text:p>adaniel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mail</text:p>
          </table:table-cell>
          <table:table-cell office:value-type="string" table:style-name="ce7">
            <text:p><text:a xlink:href="mailto:adaniels@gmail.com">adaniels@gmail.com</text:a>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ate</text:p>
          </table:table-cell>
          <table:table-cell office:value-type="string" table:style-name="ce8">
            <text:p>23/08/1974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assword</text:p>
          </table:table-cell>
          <table:table-cell office:value-type="string" table:style-name="ce3">
            <text:p>aEm5!</text:p>
          </table:table-cell>
          <table:table-cell table:number-columns-repeated="16382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id Obradović</meta:initial-creator>
    <dc:creator>Aid Obradović</dc:creator>
    <meta:creation-date>2022-06-29T12:52:16Z</meta:creation-date>
    <dc:date>2022-07-01T08:45:03Z</dc:date>
  </office:meta>
</office:document-meta>
</file>